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background-color="#ffff00"/>
    </style:style>
    <style:style style:name="T2" style:family="text">
      <style:text-properties fo:background-color="#b2b2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omAss Note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/>
      <text:p text:style-name="Standard">Regarding the save function of rooms – if a room is assigned a different member, its calendar is replaced and renamed. So if a member moves rooms, any availability dates currently do not move with them.</text:p>
      <text:p text:style-name="Standard"/>
      <text:p text:style-name="Standard">Emails don't work, just print to console atm. There is a link to fleshing this out on part 8.</text:p>
      <text:p text:style-name="Standard"/>
      <text:p text:style-name="Standard">No confirmation upon successful booking submisson.</text:p>
      <text:p text:style-name="Standard"/>
      <text:p text:style-name="Standard">Members need a my room page.</text:p>
      <text:p text:style-name="Standard">To add preferences about guests.</text:p>
      <text:p text:style-name="Standard">To CRUD hosting events they've created</text:p>
      <text:p text:style-name="Standard">To CRUD availability events they've created</text:p>
      <text:p text:style-name="Standard">To CRUD occupancies in their own room</text:p>
      <text:p text:style-name="Standard"/>
      <text:p text:style-name="Standard"/>
      <text:p text:style-name="Standard">Is there a way to plug in a date range and find multiple rooms that will satisfy it?</text:p>
      <text:p text:style-name="Standard"/>
      <text:p text:style-name="Standard">NEED to link creator to booking event.</text:p>
      <text:p text:style-name="Standard"/>
      <text:p text:style-name="Standard">Perhaps limit booking to some number of months ahead, for some number of weeks total.</text:p>
      <text:p text:style-name="Standard"/>
      <text:p text:style-name="Standard">CREATION OF USERS / PERSONS / CHILDREN needs to be understood and finalized</text:p>
      <text:p text:style-name="Standard"/>
      <text:p text:style-name="Standard">how and when do events die?</text:p>
      <text:p text:style-name="Standard"/>
      <text:p text:style-name="Standard">some sort of logout issue moving between users?</text:p>
      <text:p text:style-name="Standard"><text:tab/>Top right login button → login → leads to logout page</text:p>
      <text:p text:style-name="Standard"><text:tab/>login again link seems to function properly though</text:p>
      <text:p text:style-name="Standard"><text:tab/>Seem to be on the logout page? Maybe just remove link in upper right worse comes to it</text:p>
      <text:p text:style-name="Standard"/>
      <text:p text:style-name="Standard">AVAILABILITY – </text:p>
      <text:p text:style-name="Standard"><text:tab/>Submissions need date range checking (I think this works but check edge cases)</text:p>
      <text:p text:style-name="Standard"/>
      <text:p text:style-name="Standard"><text:tab/>need to be able to adjust the date ranges</text:p>
      <text:p text:style-name="Standard"><text:tab/>and check if they conflict with other availabilities?</text:p>
      <text:p text:style-name="Standard"><text:tab/>need to merge availability events if they abut?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2T21:28:33.83</dc:date>
    <dc:creator>Trevor Pierson</dc:creator>
    <meta:editing-duration>P2DT22H41M20S</meta:editing-duration>
    <meta:editing-cycles>45</meta:editing-cycles>
    <meta:generator>OpenOffice/4.1.13$Win32 OpenOffice.org_project/4113m1$Build-9810</meta:generator>
    <meta:document-statistic meta:table-count="0" meta:image-count="0" meta:object-count="0" meta:page-count="1" meta:paragraph-count="27" meta:word-count="253" meta:character-count="1427"/>
  </office:meta>
</office:document-meta>
</file>